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ackground-color="#729fcf" fo:wrap-option="no-wrap" fo:border="0.74pt solid #000000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" style:family="table-cell" style:parent-style-name="Default">
      <style:table-cell-properties fo:background-color="#ff6d6d" fo:border="0.74pt solid #000000"/>
    </style:style>
    <style:style style:name="ce6" style:family="table-cell" style:parent-style-name="Default">
      <style:table-cell-properties fo:background-color="#d6db3f" fo:border="0.74pt solid #000000"/>
    </style:style>
    <style:style style:name="ce29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d6db3f" fo:border-left="0.74pt solid #000000" fo:border-right="none" fo:border-top="none"/>
    </style:style>
    <style:style style:name="ce2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d6db3f" fo:border-left="0.74pt solid #000000" fo:border-right="0.74pt solid #000000" fo:border-top="none"/>
    </style:style>
    <style:style style:name="ce28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4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6d6d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#729fcf" fo:border-left="none" fo:border-right="0.74pt solid #000000" fo:border-top="0.74pt solid #000000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  <style:style style:name="ce38" style:family="table-cell" style:parent-style-name="Default">
      <style:table-cell-properties fo:background-color="#729fcf" fo:wrap-option="no-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E 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6"/>
        <table:table-column table:style-name="co3" table:default-cell-style-name="ce1"/>
        <table:table-column table:style-name="co2" table:default-cell-style-name="ce43"/>
        <table:table-column table:style-name="co2" table:number-columns-repeated="2" table:default-cell-style-name="ce4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ariables de Decisión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Default"/>
          <table:table-cell table:style-name="ce24" office:value-type="string" calcext:value-type="string" table:number-columns-spanned="2" table:number-rows-spanned="1">
            <text:p>Leyenda</text:p>
          </table:table-cell>
          <table:covered-table-cell table:style-name="ce36"/>
          <table:table-cell table:number-columns-repeated="2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5" office:value-type="float" office:value="2400" calcext:value-type="float">
            <text:p>24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style-name="ce33"/>
          <table:table-cell table:style-name="ce2" office:value-type="string" calcext:value-type="string">
            <text:p>Comentar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1900" calcext:value-type="float">
            <text:p>19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500" calcext:value-type="float">
            <text:p>5500</text:p>
          </table:table-cell>
          <table:table-cell table:style-name="Default"/>
          <table:table-cell table:style-name="ce34"/>
          <table:table-cell table:style-name="ce2" office:value-type="string" calcext:value-type="string">
            <text:p>Solucio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600" calcext:value-type="float">
            <text:p>4600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Default"/>
          <table:table-cell table:style-name="ce35"/>
          <table:table-cell table:style-name="ce37" office:value-type="string" calcext:value-type="string">
            <text:p>Dato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Función Objetivo</text:p>
          </table:table-cell>
          <table:table-cell table:style-name="ce5" table:formula="of:=SUMPRODUCT([.B2:.F2];[.B9:.F9]) + SUMPRODUCT([.B3:.F3];[.B10:.F10]) + SUMPRODUCT([.B4:.F4];[.B11:.F11])" office:value-type="float" office:value="483800" calcext:value-type="float">
            <text:p>483800</text:p>
          </table:table-cell>
          <table:table-cell table:style-name="Default" table:number-columns-repeated="2"/>
          <table:table-cell table:style-name="ce28"/>
          <table:table-cell table:style-name="Default" table:number-columns-repeated="2"/>
          <table:table-cell table:style-name="ce24" office:value-type="string" calcext:value-type="string" table:number-columns-spanned="4" table:number-rows-spanned="1">
            <text:p>Descripciones auxiliares</text:p>
          </table:table-cell>
          <table:covered-table-cell table:number-columns-repeated="3" table:style-name="ce1"/>
        </table:table-row>
        <table:table-row table:style-name="ro1">
          <table:table-cell table:style-name="ce2"/>
          <table:table-cell table:style-name="Default" table:number-columns-repeated="6"/>
          <table:table-cell table:style-name="ce20" office:value-type="string" calcext:value-type="string" table:number-columns-spanned="4" table:number-rows-spanned="3">
            <text:p>Las variables de decisión son la distribución de llamadas de cada distrito a cada parking. Siendo esta una matriz X[L][D]</text:p>
          </table:table-cell>
          <table:covered-table-cell table:number-columns-repeated="3" table:style-name="ce1"/>
        </table:table-row>
        <table:table-row table:style-name="ro1">
          <table:table-cell table:style-name="ce3" office:value-type="string" calcext:value-type="string">
            <text:p>Tiempo que tarda una ambulancia del parking L en atender una llamada del distrito D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Default"/>
          <table:covered-table-cell table:number-columns-repeated="4" table:style-name="ce1"/>
        </table:table-row>
        <table:table-row table:style-name="ro1">
          <table:table-cell table:style-name="ce1" office:value-type="string" calcext:value-type="string">
            <text:p>L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2" calcext:value-type="float">
            <text:p>32</text:p>
          </table:table-cell>
          <table:table-cell table:style-name="Default"/>
          <table:covered-table-cell table:number-columns-repeated="4" table:style-name="ce1"/>
        </table:table-row>
        <table:table-row table:style-name="ro2">
          <table:table-cell table:style-name="ce1" office:value-type="string" calcext:value-type="string">
            <text:p>L2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  <table:table-cell table:style-name="ce20" office:value-type="string" calcext:value-type="string" table:number-columns-spanned="4" table:number-rows-spanned="3">
            <text:p>La función objetivo requiere minimizar el tiempo total del empleado en atender todas las llamadas del año. <text:s text:c="5"/>X[1][D] * T[1][L] 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L3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8" calcext:value-type="float">
            <text:p>18</text:p>
          </table:table-cell>
          <table:table-cell table:style-name="Default"/>
          <table:covered-table-cell table:number-columns-repeated="4" table:style-name="ce1"/>
        </table:table-row>
        <table:table-row table:style-name="ro1">
          <table:table-cell table:style-name="ce4"/>
          <table:table-cell table:style-name="Default" table:number-columns-repeated="6"/>
          <table:covered-table-cell table:style-name="ce1"/>
          <table:covered-table-cell table:style-name="ce38"/>
          <table:covered-table-cell table:number-columns-repeated="2" table:style-name="ce1"/>
        </table:table-row>
        <table:table-row table:style-name="ro1">
          <table:table-cell table:style-name="ce3" office:value-type="string" calcext:value-type="string">
            <text:p>Tiempo maximo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1" office:value-type="string" calcext:value-type="string">
            <text:p>N.º de llamadas de cada distrito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office:value-type="float" office:value="5000" calcext:value-type="float">
            <text:p>5000</text:p>
          </table:table-cell>
          <table:table-cell table:style-name="ce6" office:value-type="float" office:value="6500" calcext:value-type="float">
            <text:p>6500</text:p>
          </table:table-cell>
          <table:table-cell office:value-type="float" office:value="5400" calcext:value-type="float">
            <text:p>54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5500" calcext:value-type="float">
            <text:p>55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.º de llamadas maxima para un parkin</text:p>
          </table:table-cell>
          <table:table-cell office:value-type="float" office:value="10000" calcext:value-type="float">
            <text:p>10000</text:p>
          </table:table-cell>
          <table:table-cell table:style-name="ce29"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1"/>
          <table:table-cell table:style-name="ce29"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Restricciones</text:p>
          </table:table-cell>
          <table:table-cell table:style-name="ce26" office:value-type="string" calcext:value-type="string">
            <text:p>Ihs</text:p>
          </table:table-cell>
          <table:table-cell table:style-name="ce26" office:value-type="string" calcext:value-type="string">
            <text:p>cstr</text:p>
          </table:table-cell>
          <table:table-cell table:style-name="ce26" office:value-type="string" calcext:value-type="string">
            <text:p>rhs</text:p>
          </table:table-cell>
          <table:table-cell office:value-type="string" calcext:value-type="string">
            <text:p>Descripción</text:p>
          </table:table-cell>
          <table:table-cell table:style-name="ce42" office:value-type="string" calcext:value-type="string" table:number-columns-spanned="3" table:number-rows-spanned="1">
            <text:p>Explicación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2"/>
          <table:table-cell table:formula="of:=SUM([.B2:.F2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table:formula="of:=[.B18]" office:value-type="float" office:value="10000" calcext:value-type="float">
            <text:p>10000</text:p>
          </table:table-cell>
          <table:table-cell table:style-name="ce20" office:value-type="string" calcext:value-type="string" table:number-columns-spanned="1" table:number-rows-spanned="3">
            <text:p>Un parking de ambulancias no puede atender más de un determinado número de llamadas en total: Para cada parking j, la suma de x[i][j] * c[i] para todos los i debe ser menor o igual a 10.000.</text:p>
          </table:table-cell>
          <table:table-cell office:value-type="string" calcext:value-type="string" table:number-columns-spanned="3" table:number-rows-spanned="1">
            <text:p>X[L1][D1] + X[L1][D2] + X[L1][D3] + X[L1][D4] + X[L1][D5] &lt;= MAX LLAMAD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/>
          <table:table-cell table:formula="of:=SUM([.B3:.F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[.B18]" office:value-type="float" office:value="10000" calcext:value-type="float">
            <text:p>10000</text:p>
          </table:table-cell>
          <table:covered-table-cell/>
          <table:table-cell office:value-type="string" calcext:value-type="string" table:number-columns-spanned="3" table:number-rows-spanned="1">
            <text:p>X[L2][D1] + X[L2][D2] + X[L2][D3] + X[L2][D4] + X[L2][D5] &lt;= MAX LLAMAD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/>
          <table:table-cell table:formula="of:=SUM([.B4:.F4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[.B18]" office:value-type="float" office:value="10000" calcext:value-type="float">
            <text:p>10000</text:p>
          </table:table-cell>
          <table:covered-table-cell/>
          <table:table-cell office:value-type="string" calcext:value-type="string" table:number-columns-spanned="3" table:number-rows-spanned="1">
            <text:p>X[L3][D1] + X[L3][D2] + X[L3][D3] + X[L3][D4] + X[L3][D5] &lt;= MAX LLAMAD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/>
          <table:table-cell table:formula="of:=SUM([.B2:.F2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table:formula="of:=SUM([.B3:.F3])*1.5" office:value-type="float" office:value="15000" calcext:value-type="float">
            <text:p>15000</text:p>
          </table:table-cell>
          <table:table-cell table:style-name="ce20" office:value-type="string" calcext:value-type="string" table:number-columns-spanned="1" table:number-rows-spanned="6">
            <text:p>Para balancear el esfuerzo, el número total de llamadas asignado a un parking no puede exceder en más del 50% el número total de llamadas asignado a cualquier otro parking de ambulancias: Para cada par de parkings j y k, la suma de x[i][j] * c[i] para todos los i debe ser menor o igual al 150% de la suma de x[i][k] * c[i] para todos los i.</text:p>
          </table:table-cell>
          <table:table-cell office:value-type="string" calcext:value-type="string" table:number-columns-spanned="3" table:number-rows-spanned="1">
            <text:p>L1 &lt;= L2 *1,5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 table:style-name="ce2"/>
          <table:table-cell table:formula="of:=SUM([.B3:.F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4:.F4])*1.5" office:value-type="float" office:value="15000" calcext:value-type="float">
            <text:p>15000</text:p>
          </table:table-cell>
          <table:covered-table-cell/>
          <table:table-cell office:value-type="string" calcext:value-type="string" table:number-columns-spanned="3" table:number-rows-spanned="1">
            <text:p>L2&lt;= L3 *1,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/>
          <table:table-cell table:formula="of:=SUM([.B4:.F4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3:.F3])*1.5" office:value-type="float" office:value="15000" calcext:value-type="float">
            <text:p>15000</text:p>
          </table:table-cell>
          <table:covered-table-cell/>
          <table:table-cell office:value-type="string" calcext:value-type="string" table:number-columns-spanned="3" table:number-rows-spanned="1">
            <text:p>L3 &lt;= L2 * 1,5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 table:style-name="ce2"/>
          <table:table-cell table:formula="of:=SUM([.B2:.F2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table:formula="of:=SUM([.B4:.F4])*1.5" office:value-type="float" office:value="15000" calcext:value-type="float">
            <text:p>15000</text:p>
          </table:table-cell>
          <table:covered-table-cell/>
          <table:table-cell office:value-type="string" calcext:value-type="string" table:number-columns-spanned="3" table:number-rows-spanned="1">
            <text:p>L1 &lt;= L3 * 1,5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B3:.F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2:.F2])*1.5" office:value-type="float" office:value="14850" calcext:value-type="float">
            <text:p>14850</text:p>
          </table:table-cell>
          <table:covered-table-cell/>
          <table:table-cell office:value-type="string" calcext:value-type="string" table:number-columns-spanned="3" table:number-rows-spanned="1">
            <text:p>L2 &lt;= L1 * 1,5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B4:.F4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2:.F2])*1.5" office:value-type="float" office:value="14850" calcext:value-type="float">
            <text:p>14850</text:p>
          </table:table-cell>
          <table:covered-table-cell/>
          <table:table-cell office:value-type="string" calcext:value-type="string" table:number-columns-spanned="3" table:number-rows-spanned="1">
            <text:p>L3 &lt;= L1 * 1,5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B2:.B4])" office:value-type="float" office:value="5000" calcext:value-type="float">
            <text:p>5000</text:p>
          </table:table-cell>
          <table:table-cell office:value-type="string" calcext:value-type="string">
            <text:p>=</text:p>
          </table:table-cell>
          <table:table-cell table:formula="of:=[.B16]" office:value-type="float" office:value="5000" calcext:value-type="float">
            <text:p>5000</text:p>
          </table:table-cell>
          <table:table-cell table:style-name="ce20" office:value-type="string" calcext:value-type="string" table:number-columns-spanned="1" table:number-rows-spanned="5">
            <text:p>el numero de llamadas distribuido a cada parking deber ser igual al numero de llamadas del distrito</text:p>
          </table:table-cell>
          <table:table-cell office:value-type="string" calcext:value-type="string" table:number-columns-spanned="3" table:number-rows-spanned="1">
            <text:p>X[L1][D1] + X[L2][D1] + X[L3][D1] = LLAMADAS[D1]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C2:.C4])" office:value-type="float" office:value="6500" calcext:value-type="float">
            <text:p>6500</text:p>
          </table:table-cell>
          <table:table-cell office:value-type="string" calcext:value-type="string">
            <text:p>=</text:p>
          </table:table-cell>
          <table:table-cell table:formula="of:=[.C16]" office:value-type="float" office:value="6500" calcext:value-type="float">
            <text:p>6500</text:p>
          </table:table-cell>
          <table:covered-table-cell/>
          <table:table-cell office:value-type="string" calcext:value-type="string" table:number-columns-spanned="3" table:number-rows-spanned="1">
            <text:p>X[L1][D2] + X[L2][D2] + X[L3][D2] = LLAMADAS[D2]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D2:.D4])" office:value-type="float" office:value="5400" calcext:value-type="float">
            <text:p>5400</text:p>
          </table:table-cell>
          <table:table-cell office:value-type="string" calcext:value-type="string">
            <text:p>=</text:p>
          </table:table-cell>
          <table:table-cell table:formula="of:=[.D16]" office:value-type="float" office:value="5400" calcext:value-type="float">
            <text:p>5400</text:p>
          </table:table-cell>
          <table:covered-table-cell/>
          <table:table-cell office:value-type="string" calcext:value-type="string" table:number-columns-spanned="3" table:number-rows-spanned="1">
            <text:p>X[L1][D3] + X[L2][D3] + X[L3][D3] = LLAMADAS[D3]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E2:.E4])" office:value-type="float" office:value="7500" calcext:value-type="float">
            <text:p>7500</text:p>
          </table:table-cell>
          <table:table-cell office:value-type="string" calcext:value-type="string">
            <text:p>=</text:p>
          </table:table-cell>
          <table:table-cell table:formula="of:=[.E16]" office:value-type="float" office:value="7500" calcext:value-type="float">
            <text:p>7500</text:p>
          </table:table-cell>
          <table:covered-table-cell/>
          <table:table-cell office:value-type="string" calcext:value-type="string" table:number-columns-spanned="3" table:number-rows-spanned="1">
            <text:p>X[L1][D4] + X[L2][D4] + X[L3][D4] = LLAMADAS[D4]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formula="of:=SUM([.F2:.F4])" office:value-type="float" office:value="5500" calcext:value-type="float">
            <text:p>5500</text:p>
          </table:table-cell>
          <table:table-cell office:value-type="string" calcext:value-type="string">
            <text:p>=</text:p>
          </table:table-cell>
          <table:table-cell table:formula="of:=[.F16]" office:value-type="float" office:value="5500" calcext:value-type="float">
            <text:p>5500</text:p>
          </table:table-cell>
          <table:covered-table-cell/>
          <table:table-cell office:value-type="string" calcext:value-type="string" table:number-columns-spanned="3" table:number-rows-spanned="1">
            <text:p>X[L1][D5] + X[L2][D5] + X[L3][D5] = LLAMADAS[D5]</text:p>
          </table:table-cell>
          <table:covered-table-cell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/>
          <table:table-cell table:style-name="ce35" table:formula="of:=[.B2]*[.B9]" office:value-type="float" office:value="48000" calcext:value-type="float">
            <text:p>48000</text:p>
          </table:table-cell>
          <table:table-cell office:value-type="string" calcext:value-type="string">
            <text:p>&lt;=</text:p>
          </table:table-cell>
          <table:table-cell table:style-name="ce39" table:formula="of:=([.B13]*[.B2])" office:value-type="float" office:value="84000" calcext:value-type="float">
            <text:p>84000</text:p>
          </table:table-cell>
          <table:table-cell table:style-name="ce20" office:value-type="string" calcext:value-type="string" table:number-columns-spanned="1" table:number-rows-spanned="15">
            <text:p>Se debe garantizar que una ambulancia no tardará nunca más de 35 minutos en llegar al lugar donde se produce la emergencia </text:p>
          </table:table-cell>
          <table:table-cell office:value-type="string" calcext:value-type="string" table:number-columns-spanned="3" table:number-rows-spanned="1">
            <text:p>X[L1][D1] &lt;= (35 * X[L1][D1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B3]*[.B10]" office:value-type="float" office:value="39000" calcext:value-type="float">
            <text:p>39000</text:p>
          </table:table-cell>
          <table:table-cell office:value-type="string" calcext:value-type="string">
            <text:p>&lt;=</text:p>
          </table:table-cell>
          <table:table-cell table:style-name="ce39" table:formula="of:=([.B13]*[.B3])" office:value-type="float" office:value="91000" calcext:value-type="float">
            <text:p>91000</text:p>
          </table:table-cell>
          <table:covered-table-cell/>
          <table:table-cell office:value-type="string" calcext:value-type="string" table:number-columns-spanned="3" table:number-rows-spanned="1">
            <text:p>X[L2][D1] &lt;= (35 * X[L2][D1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B4]*[.B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B4])" office:value-type="float" office:value="0" calcext:value-type="float">
            <text:p>0</text:p>
          </table:table-cell>
          <table:covered-table-cell/>
          <table:table-cell office:value-type="string" calcext:value-type="string" table:number-columns-spanned="3" table:number-rows-spanned="1">
            <text:p>X[L3][D1] &lt;= (35 * X[L3][D1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C2]*[.C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C2])" office:value-type="float" office:value="0" calcext:value-type="float">
            <text:p>0</text:p>
          </table:table-cell>
          <table:covered-table-cell/>
          <table:table-cell office:value-type="string" calcext:value-type="string" table:number-columns-spanned="3" table:number-rows-spanned="1">
            <text:p>X[L1][D2] &lt;= (35 * X[L1][D2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C3]*[.C10]" office:value-type="float" office:value="34200" calcext:value-type="float">
            <text:p>34200</text:p>
          </table:table-cell>
          <table:table-cell office:value-type="string" calcext:value-type="string">
            <text:p>&lt;=</text:p>
          </table:table-cell>
          <table:table-cell table:style-name="ce39" table:formula="of:=([.B13]*[.C3])" office:value-type="float" office:value="66500" calcext:value-type="float">
            <text:p>66500</text:p>
          </table:table-cell>
          <table:covered-table-cell/>
          <table:table-cell office:value-type="string" calcext:value-type="string" table:number-columns-spanned="3" table:number-rows-spanned="1">
            <text:p>X[L2][D2] &lt;= (35 * X[L2][D2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C4]*[.C11]" office:value-type="float" office:value="92000" calcext:value-type="float">
            <text:p>92000</text:p>
          </table:table-cell>
          <table:table-cell office:value-type="string" calcext:value-type="string">
            <text:p>&lt;=</text:p>
          </table:table-cell>
          <table:table-cell table:style-name="ce39" table:formula="of:=([.B13]*[.C4])" office:value-type="float" office:value="161000" calcext:value-type="float">
            <text:p>161000</text:p>
          </table:table-cell>
          <table:covered-table-cell table:style-name="Default"/>
          <table:table-cell office:value-type="string" calcext:value-type="string" table:number-columns-spanned="3" table:number-rows-spanned="1">
            <text:p>X[L3][D2] &lt;= (35 * X[L3][D2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D2]*[.D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D2])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 table:number-columns-spanned="3" table:number-rows-spanned="1">
            <text:p>X[L1][D3] &lt;= (35 * X[L1][D3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D3]*[.D10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D3])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 table:number-columns-spanned="3" table:number-rows-spanned="1">
            <text:p>X[L2][D3] &lt;= (35 * X[L2][D3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D4]*[.D11]" office:value-type="float" office:value="75600" calcext:value-type="float">
            <text:p>75600</text:p>
          </table:table-cell>
          <table:table-cell office:value-type="string" calcext:value-type="string">
            <text:p>&lt;=</text:p>
          </table:table-cell>
          <table:table-cell table:style-name="ce39" table:formula="of:=([.B13]*[.D4])" office:value-type="float" office:value="189000" calcext:value-type="float">
            <text:p>189000</text:p>
          </table:table-cell>
          <table:covered-table-cell table:style-name="Default"/>
          <table:table-cell office:value-type="string" calcext:value-type="string" table:number-columns-spanned="3" table:number-rows-spanned="1">
            <text:p>X[L3][D3] &lt;= (35 * X[L3][D3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E2]*[.E9]" office:value-type="float" office:value="112500" calcext:value-type="float">
            <text:p>112500</text:p>
          </table:table-cell>
          <table:table-cell office:value-type="string" calcext:value-type="string">
            <text:p>&lt;=</text:p>
          </table:table-cell>
          <table:table-cell table:style-name="ce39" table:formula="of:=([.B13]*[.E2])" office:value-type="float" office:value="262500" calcext:value-type="float">
            <text:p>262500</text:p>
          </table:table-cell>
          <table:covered-table-cell table:style-name="Default"/>
          <table:table-cell office:value-type="string" calcext:value-type="string" table:number-columns-spanned="3" table:number-rows-spanned="1">
            <text:p>X[L1][D4] &lt;= (35 * X[L1][D4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E3]*[.E10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E3])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 table:number-columns-spanned="3" table:number-rows-spanned="1">
            <text:p>X[L2][D4] &lt;= (35 * X[L2][D4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E4]*[.E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E4])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 table:number-columns-spanned="3" table:number-rows-spanned="1">
            <text:p>X[L3][D4] &lt;= (35 * X[L3][D4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F2]*[.F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F2])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 table:number-columns-spanned="3" table:number-rows-spanned="1">
            <text:p>X[L1][D5] &lt;= (35 * X[L1][D5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F3]*[.F10]" office:value-type="float" office:value="82500" calcext:value-type="float">
            <text:p>82500</text:p>
          </table:table-cell>
          <table:table-cell office:value-type="string" calcext:value-type="string">
            <text:p>&lt;=</text:p>
          </table:table-cell>
          <table:table-cell table:style-name="ce39" table:formula="of:=([.B13]*[.F3])" office:value-type="float" office:value="192500" calcext:value-type="float">
            <text:p>192500</text:p>
          </table:table-cell>
          <table:covered-table-cell table:style-name="Default"/>
          <table:table-cell office:value-type="string" calcext:value-type="string" table:number-columns-spanned="3" table:number-rows-spanned="1">
            <text:p>X[L2][D5] &lt;= (35 * X[L2][D5]) 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35" table:formula="of:=[.F4]*[.F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39" table:formula="of:=([.B13]*[.F4])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 table:number-columns-spanned="3" table:number-rows-spanned="1">
            <text:p>X[L3][D5] &lt;= (35 * X[L3][D5]) </text:p>
          </table:table-cell>
          <table:covered-table-cell table:number-columns-repeated="2"/>
          <table:table-cell table:number-columns-repeated="3"/>
        </table:table-row>
        <table:named-expressions>
          <table:named-range table:name="solver_adj" table:base-cell-address="$'PARTE 1'.$A$1" table:cell-range-address=".$B$2:.$F$4"/>
          <table:named-expression table:name="solver_bbd" table:base-cell-address="$'PARTE 1'.$A$1" table:expression="0"/>
          <table:named-expression table:name="solver_eng" table:base-cell-address="$'PARTE 1'.$A$1" table:expression="2"/>
          <table:named-expression table:name="solver_eps" table:base-cell-address="$'PARTE 1'.$A$1" table:expression="0"/>
          <table:named-expression table:name="solver_int" table:base-cell-address="$'PARTE 1'.$A$1" table:expression="1"/>
          <table:named-range table:name="solver_lhs1" table:base-cell-address="$'PARTE 1'.$A$1" table:cell-range-address=".$B$22"/>
          <table:named-range table:name="solver_lhs10" table:base-cell-address="$'PARTE 1'.$A$1" table:cell-range-address=".$B$31"/>
          <table:named-range table:name="solver_lhs11" table:base-cell-address="$'PARTE 1'.$A$1" table:cell-range-address=".$B$32"/>
          <table:named-range table:name="solver_lhs12" table:base-cell-address="$'PARTE 1'.$A$1" table:cell-range-address=".$B$33"/>
          <table:named-range table:name="solver_lhs13" table:base-cell-address="$'PARTE 1'.$A$1" table:cell-range-address=".$B$34"/>
          <table:named-range table:name="solver_lhs14" table:base-cell-address="$'PARTE 1'.$A$1" table:cell-range-address=".$B$35"/>
          <table:named-range table:name="solver_lhs15" table:base-cell-address="$'PARTE 1'.$A$1" table:cell-range-address=".$B$36"/>
          <table:named-range table:name="solver_lhs16" table:base-cell-address="$'PARTE 1'.$A$1" table:cell-range-address=".$B$37"/>
          <table:named-range table:name="solver_lhs17" table:base-cell-address="$'PARTE 1'.$A$1" table:cell-range-address=".$B$38"/>
          <table:named-range table:name="solver_lhs18" table:base-cell-address="$'PARTE 1'.$A$1" table:cell-range-address=".$B$39"/>
          <table:named-range table:name="solver_lhs19" table:base-cell-address="$'PARTE 1'.$A$1" table:cell-range-address=".$B$40"/>
          <table:named-range table:name="solver_lhs2" table:base-cell-address="$'PARTE 1'.$A$1" table:cell-range-address=".$B$23"/>
          <table:named-range table:name="solver_lhs20" table:base-cell-address="$'PARTE 1'.$A$1" table:cell-range-address=".$B$41"/>
          <table:named-range table:name="solver_lhs21" table:base-cell-address="$'PARTE 1'.$A$1" table:cell-range-address=".$B$42"/>
          <table:named-range table:name="solver_lhs22" table:base-cell-address="$'PARTE 1'.$A$1" table:cell-range-address=".$B$43"/>
          <table:named-range table:name="solver_lhs23" table:base-cell-address="$'PARTE 1'.$A$1" table:cell-range-address=".$B$44"/>
          <table:named-range table:name="solver_lhs24" table:base-cell-address="$'PARTE 1'.$A$1" table:cell-range-address=".$B$45"/>
          <table:named-range table:name="solver_lhs25" table:base-cell-address="$'PARTE 1'.$A$1" table:cell-range-address=".$B$46"/>
          <table:named-range table:name="solver_lhs26" table:base-cell-address="$'PARTE 1'.$A$1" table:cell-range-address=".$B$47"/>
          <table:named-range table:name="solver_lhs27" table:base-cell-address="$'PARTE 1'.$A$1" table:cell-range-address=".$B$48"/>
          <table:named-range table:name="solver_lhs28" table:base-cell-address="$'PARTE 1'.$A$1" table:cell-range-address=".$B$49"/>
          <table:named-range table:name="solver_lhs29" table:base-cell-address="$'PARTE 1'.$A$1" table:cell-range-address=".$B$50"/>
          <table:named-range table:name="solver_lhs3" table:base-cell-address="$'PARTE 1'.$A$1" table:cell-range-address=".$B$24"/>
          <table:named-range table:name="solver_lhs4" table:base-cell-address="$'PARTE 1'.$A$1" table:cell-range-address=".$B$25"/>
          <table:named-range table:name="solver_lhs5" table:base-cell-address="$'PARTE 1'.$A$1" table:cell-range-address=".$B$26"/>
          <table:named-range table:name="solver_lhs6" table:base-cell-address="$'PARTE 1'.$A$1" table:cell-range-address=".$B$27"/>
          <table:named-range table:name="solver_lhs7" table:base-cell-address="$'PARTE 1'.$A$1" table:cell-range-address=".$B$28"/>
          <table:named-range table:name="solver_lhs8" table:base-cell-address="$'PARTE 1'.$A$1" table:cell-range-address=".$B$29"/>
          <table:named-range table:name="solver_lhs9" table:base-cell-address="$'PARTE 1'.$A$1" table:cell-range-address=".$B$30"/>
          <table:named-expression table:name="solver_lo_eng" table:base-cell-address="$'PARTE 1'.$A$1" table:expression="&quot;com.sun.star.comp.Calc.CoinMPSolver&quot;"/>
          <table:named-expression table:name="solver_neg" table:base-cell-address="$'PARTE 1'.$A$1" table:expression="1"/>
          <table:named-expression table:name="solver_num" table:base-cell-address="$'PARTE 1'.$A$1" table:expression="29"/>
          <table:named-range table:name="solver_opt" table:base-cell-address="$'PARTE 1'.$A$1" table:cell-range-address=".$B$6"/>
          <table:named-expression table:name="solver_rel1" table:base-cell-address="$'PARTE 1'.$A$1" table:expression="1"/>
          <table:named-expression table:name="solver_rel10" table:base-cell-address="$'PARTE 1'.$A$1" table:expression="2"/>
          <table:named-expression table:name="solver_rel11" table:base-cell-address="$'PARTE 1'.$A$1" table:expression="2"/>
          <table:named-expression table:name="solver_rel12" table:base-cell-address="$'PARTE 1'.$A$1" table:expression="2"/>
          <table:named-expression table:name="solver_rel13" table:base-cell-address="$'PARTE 1'.$A$1" table:expression="2"/>
          <table:named-expression table:name="solver_rel14" table:base-cell-address="$'PARTE 1'.$A$1" table:expression="2"/>
          <table:named-expression table:name="solver_rel15" table:base-cell-address="$'PARTE 1'.$A$1" table:expression="1"/>
          <table:named-expression table:name="solver_rel16" table:base-cell-address="$'PARTE 1'.$A$1" table:expression="1"/>
          <table:named-expression table:name="solver_rel17" table:base-cell-address="$'PARTE 1'.$A$1" table:expression="1"/>
          <table:named-expression table:name="solver_rel18" table:base-cell-address="$'PARTE 1'.$A$1" table:expression="1"/>
          <table:named-expression table:name="solver_rel19" table:base-cell-address="$'PARTE 1'.$A$1" table:expression="1"/>
          <table:named-expression table:name="solver_rel2" table:base-cell-address="$'PARTE 1'.$A$1" table:expression="1"/>
          <table:named-expression table:name="solver_rel20" table:base-cell-address="$'PARTE 1'.$A$1" table:expression="1"/>
          <table:named-expression table:name="solver_rel21" table:base-cell-address="$'PARTE 1'.$A$1" table:expression="1"/>
          <table:named-expression table:name="solver_rel22" table:base-cell-address="$'PARTE 1'.$A$1" table:expression="1"/>
          <table:named-expression table:name="solver_rel23" table:base-cell-address="$'PARTE 1'.$A$1" table:expression="1"/>
          <table:named-expression table:name="solver_rel24" table:base-cell-address="$'PARTE 1'.$A$1" table:expression="1"/>
          <table:named-expression table:name="solver_rel25" table:base-cell-address="$'PARTE 1'.$A$1" table:expression="1"/>
          <table:named-expression table:name="solver_rel26" table:base-cell-address="$'PARTE 1'.$A$1" table:expression="1"/>
          <table:named-expression table:name="solver_rel27" table:base-cell-address="$'PARTE 1'.$A$1" table:expression="1"/>
          <table:named-expression table:name="solver_rel28" table:base-cell-address="$'PARTE 1'.$A$1" table:expression="1"/>
          <table:named-expression table:name="solver_rel29" table:base-cell-address="$'PARTE 1'.$A$1" table:expression="1"/>
          <table:named-expression table:name="solver_rel3" table:base-cell-address="$'PARTE 1'.$A$1" table:expression="1"/>
          <table:named-expression table:name="solver_rel4" table:base-cell-address="$'PARTE 1'.$A$1" table:expression="1"/>
          <table:named-expression table:name="solver_rel5" table:base-cell-address="$'PARTE 1'.$A$1" table:expression="1"/>
          <table:named-expression table:name="solver_rel6" table:base-cell-address="$'PARTE 1'.$A$1" table:expression="1"/>
          <table:named-expression table:name="solver_rel7" table:base-cell-address="$'PARTE 1'.$A$1" table:expression="1"/>
          <table:named-expression table:name="solver_rel8" table:base-cell-address="$'PARTE 1'.$A$1" table:expression="1"/>
          <table:named-expression table:name="solver_rel9" table:base-cell-address="$'PARTE 1'.$A$1" table:expression="1"/>
          <table:named-range table:name="solver_rhs1" table:base-cell-address="$'PARTE 1'.$A$1" table:cell-range-address=".$D$22"/>
          <table:named-range table:name="solver_rhs10" table:base-cell-address="$'PARTE 1'.$A$1" table:cell-range-address=".$D$31"/>
          <table:named-range table:name="solver_rhs11" table:base-cell-address="$'PARTE 1'.$A$1" table:cell-range-address=".$D$32"/>
          <table:named-range table:name="solver_rhs12" table:base-cell-address="$'PARTE 1'.$A$1" table:cell-range-address=".$D$33"/>
          <table:named-range table:name="solver_rhs13" table:base-cell-address="$'PARTE 1'.$A$1" table:cell-range-address=".$D$34"/>
          <table:named-range table:name="solver_rhs14" table:base-cell-address="$'PARTE 1'.$A$1" table:cell-range-address=".$D$35"/>
          <table:named-range table:name="solver_rhs15" table:base-cell-address="$'PARTE 1'.$A$1" table:cell-range-address=".$D$36"/>
          <table:named-range table:name="solver_rhs16" table:base-cell-address="$'PARTE 1'.$A$1" table:cell-range-address=".$D$37"/>
          <table:named-range table:name="solver_rhs17" table:base-cell-address="$'PARTE 1'.$A$1" table:cell-range-address=".$D$38"/>
          <table:named-range table:name="solver_rhs18" table:base-cell-address="$'PARTE 1'.$A$1" table:cell-range-address=".$D$39"/>
          <table:named-range table:name="solver_rhs19" table:base-cell-address="$'PARTE 1'.$A$1" table:cell-range-address=".$D$40"/>
          <table:named-range table:name="solver_rhs2" table:base-cell-address="$'PARTE 1'.$A$1" table:cell-range-address=".$D$23"/>
          <table:named-range table:name="solver_rhs20" table:base-cell-address="$'PARTE 1'.$A$1" table:cell-range-address=".$D$41"/>
          <table:named-range table:name="solver_rhs21" table:base-cell-address="$'PARTE 1'.$A$1" table:cell-range-address=".$D$42"/>
          <table:named-range table:name="solver_rhs22" table:base-cell-address="$'PARTE 1'.$A$1" table:cell-range-address=".$D$43"/>
          <table:named-range table:name="solver_rhs23" table:base-cell-address="$'PARTE 1'.$A$1" table:cell-range-address=".$D$44"/>
          <table:named-range table:name="solver_rhs24" table:base-cell-address="$'PARTE 1'.$A$1" table:cell-range-address=".$D$45"/>
          <table:named-range table:name="solver_rhs25" table:base-cell-address="$'PARTE 1'.$A$1" table:cell-range-address=".$D$46"/>
          <table:named-range table:name="solver_rhs26" table:base-cell-address="$'PARTE 1'.$A$1" table:cell-range-address=".$D$47"/>
          <table:named-range table:name="solver_rhs27" table:base-cell-address="$'PARTE 1'.$A$1" table:cell-range-address=".$D$48"/>
          <table:named-range table:name="solver_rhs28" table:base-cell-address="$'PARTE 1'.$A$1" table:cell-range-address=".$D$49"/>
          <table:named-range table:name="solver_rhs29" table:base-cell-address="$'PARTE 1'.$A$1" table:cell-range-address=".$D$50"/>
          <table:named-range table:name="solver_rhs3" table:base-cell-address="$'PARTE 1'.$A$1" table:cell-range-address=".$D$24"/>
          <table:named-range table:name="solver_rhs4" table:base-cell-address="$'PARTE 1'.$A$1" table:cell-range-address=".$D$25"/>
          <table:named-range table:name="solver_rhs5" table:base-cell-address="$'PARTE 1'.$A$1" table:cell-range-address=".$D$26"/>
          <table:named-range table:name="solver_rhs6" table:base-cell-address="$'PARTE 1'.$A$1" table:cell-range-address=".$D$27"/>
          <table:named-range table:name="solver_rhs7" table:base-cell-address="$'PARTE 1'.$A$1" table:cell-range-address=".$D$28"/>
          <table:named-range table:name="solver_rhs8" table:base-cell-address="$'PARTE 1'.$A$1" table:cell-range-address=".$D$29"/>
          <table:named-range table:name="solver_rhs9" table:base-cell-address="$'PARTE 1'.$A$1" table:cell-range-address=".$D$30"/>
          <table:named-expression table:name="solver_tim" table:base-cell-address="$'PARTE 1'.$A$1" table:expression="100"/>
          <table:named-expression table:name="solver_typ" table:base-cell-address="$'PARTE 1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21:47:14.6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1:00:42.179000000</meta:creation-date>
    <dc:date>2023-10-20T21:58:37.522000000</dc:date>
    <meta:editing-duration>P7DT9H21M56S</meta:editing-duration>
    <meta:editing-cycles>7</meta:editing-cycles>
    <meta:generator>LibreOffice/7.6.1.2$Windows_X86_64 LibreOffice_project/f5defcebd022c5bc36bbb79be232cb6926d8f674</meta:generator>
    <meta:document-statistic meta:table-count="1" meta:cell-count="209" meta:object-count="0"/>
  </office:meta>
</office:document-meta>
</file>